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in" fo:margin-bottom="0.2709in" loext:contextual-spacing="false" fo:line-height="100%" fo:background-color="#ffffff"/>
    </style:style>
    <style:style style:name="P2" style:family="paragraph" style:parent-style-name="Standard">
      <loext:graphic-properties draw:fill="solid" draw:fill-color="#ffffff"/>
      <style:paragraph-properties fo:margin-top="0in" fo:margin-bottom="0.2709in" loext:contextual-spacing="false" fo:line-height="100%" fo:background-color="#ffffff"/>
      <style:text-properties style:font-name="Arial" fo:font-weight="bold" style:font-name-asian="Arial1" style:font-weight-asian="bold" style:font-name-complex="Arial1"/>
    </style:style>
    <style:style style:name="P3" style:family="paragraph" style:parent-style-name="Standard">
      <loext:graphic-properties draw:fill="solid" draw:fill-color="#ffffff"/>
      <style:paragraph-properties fo:margin-top="0in" fo:margin-bottom="0.2709in" loext:contextual-spacing="false" fo:line-height="100%" fo:background-color="#ffffff"/>
      <style:text-properties style:font-name="Arial" style:font-name-asian="Arial1" style:font-name-complex="Arial1"/>
    </style:style>
    <style:style style:name="P4" style:family="paragraph" style:parent-style-name="Standard" style:master-page-name="Standard">
      <loext:graphic-properties draw:fill="solid" draw:fill-color="#ffffff"/>
      <style:paragraph-properties fo:margin-top="0in" fo:margin-bottom="0.2709in" loext:contextual-spacing="false" fo:line-height="100%" style:page-number="1" fo:background-color="#ffffff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style:font-name="Arial" style:font-name-asian="Arial1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gjdgxs"/><text:span text:style-name="T1">Core Java: Part </text:span><text:span text:style-name="T2">6</text:span></text:p>
      <text:p text:style-name="P2"><text:bookmark text:name="_5ycr0ngsot5l"/></text:p>
      <text:p text:style-name="P1"><text:bookmark text:name="_isv6qfak44qp"/><text:span text:style-name="T2">1.When is the Float object, created in line 3, eligible for garbage collection?</text:span></text:p>
      <text:p text:style-name="P1"><text:bookmark text:name="_sy5fc7b4iidw"/><text:span text:style-name="T2">public Object m()</text:span></text:p>
      <text:p text:style-name="P1"><text:bookmark text:name="_zhxz7kyz6oq4"/><text:span text:style-name="T2">{</text:span></text:p>
      <text:p text:style-name="P1"><text:bookmark text:name="_r8e0c89ate2s"/><text:span text:style-name="T2">Object o = new Float(3.14F)</text:span></text:p>
      <text:p text:style-name="P1"><text:bookmark text:name="_68sitxocar0e"/><text:span text:style-name="T2">Object [] oa = new Object[l]/* Line 5 */</text:span></text:p>
      <text:p text:style-name="P1"><text:bookmark text:name="_el2ycs6w86o2"/><text:span text:style-name="T2">oa[0] = o /* Line 6 */</text:span></text:p>
      <text:p text:style-name="P1"><text:bookmark text:name="_ivu8mn2peogl"/><text:span text:style-name="T2">o = null /* Line 7*/</text:span></text:p>
      <text:p text:style-name="P1"><text:bookmark text:name="_5frigzesilr5"/><text:span text:style-name="T2">oa[0] = null /* Line 8 */</text:span></text:p>
      <text:p text:style-name="P1"><text:bookmark text:name="_xmy0xszgzjiw"/><text:span text:style-name="T2">return o /* Line 9 */</text:span></text:p>
      <text:p text:style-name="P1"><text:bookmark text:name="_bsdqcmh8s7jc"/><text:span text:style-name="T2">}</text:span></text:p>
      <text:p text:style-name="P1"><text:bookmark text:name="_ca1w27j0bfc"/><text:span text:style-name="T3">A) just after line 5</text:span></text:p>
      <text:p text:style-name="P1"><text:bookmark text:name="_7xlbj1orp1mf"/><text:span text:style-name="T3">B) just after line 6</text:span></text:p>
      <text:p text:style-name="P1"><text:bookmark text:name="_pph2vhb2qncr"/><text:span text:style-name="T3">C) just after line 7</text:span></text:p>
      <text:p text:style-name="P1"><text:bookmark text:name="_owg1iyhyngxu"/><text:span text:style-name="T3">D) just after line 8</text:span></text:p>
      <text:p text:style-name="P1"><text:bookmark text:name="_g9t77cxgi1h6"/><text:span text:style-name="T3">E) just after line 9</text:span></text:p>
      <text:p text:style-name="P3"><text:bookmark text:name="_41kvvqob0ywl"/></text:p>
      <text:p text:style-name="P3"><text:bookmark text:name="_eokzy8exyy93"/></text:p>
      <text:p text:style-name="P2"><text:bookmark text:name="_naxdrxfq58b"/></text:p>
      <text:p text:style-name="P2"><text:bookmark text:name="_3pbiogyifufv"/><text:soft-page-break/></text:p>
      <text:p text:style-name="P1"><text:bookmark text:name="_tbi26ln8i7hb"/><text:span text:style-name="T2">2.Determine output</text:span></text:p>
      <text:p text:style-name="P1"><text:bookmark text:name="_n8wx4dkcm1q3"/><text:span text:style-name="T2">int[] x = {5,6,7,8,9};</text:span></text:p>
      <text:p text:style-name="P1"><text:bookmark text:name="_jgs9xix222of"/><text:span text:style-name="T2">int[] y = x;</text:span></text:p>
      <text:p text:style-name="P1"><text:bookmark text:name="_l25s0asp1xe0"/><text:span text:style-name="T2">y[2] = 10;</text:span></text:p>
      <text:p text:style-name="P1"><text:bookmark text:name="_4tqsg4pjy7xn"/><text:span text:style-name="T2">What is the value of x[2]?</text:span></text:p>
      <text:p text:style-name="P1"><text:bookmark text:name="_3cxzst8zzpcv"/><text:span text:style-name="T3">A) 6</text:span></text:p>
      <text:p text:style-name="P1"><text:bookmark text:name="_ym1ufytw7fdd"/><text:span text:style-name="T3">B) 7</text:span></text:p>
      <text:p text:style-name="P1"><text:bookmark text:name="_f79fwcaqnkeg"/><text:span text:style-name="T3">C) 8</text:span></text:p>
      <text:p text:style-name="P1"><text:bookmark text:name="_36ek09hplihn"/><text:span text:style-name="T3">D) 10</text:span></text:p>
      <text:p text:style-name="P1"><text:bookmark text:name="_9t3gswkku4wi"/><text:span text:style-name="T3">E) 0</text:span></text:p>
      <text:p text:style-name="P3"><text:bookmark text:name="_o0vt2s1s27xx"/></text:p>
      <text:p text:style-name="P3"><text:bookmark text:name="_iquw7zfkoosd"/></text:p>
      <text:p text:style-name="P1"><text:bookmark text:name="_ftezy1sp6qs"/><text:span text:style-name="T2">3.Given the following declarations, which of the assignments given in the options below would</text:span></text:p>
      <text:p text:style-name="P1"><text:bookmark text:name="_nalffbfxyhie"/><text:span text:style-name="T2">compile. Select the two correct answers.</text:span></text:p>
      <text:p text:style-name="P1"><text:bookmark text:name="_b6tawq2ukafd"/><text:span text:style-name="T2">int i = 5;</text:span></text:p>
      <text:p text:style-name="P1"><text:bookmark text:name="_szn8mjfixe1g"/><text:span text:style-name="T2">boolean t = true;</text:span></text:p>
      <text:p text:style-name="P1"><text:bookmark text:name="_buyn11t4erys"/><text:span text:style-name="T2">float f = 2.3F;</text:span></text:p>
      <text:p text:style-name="P1"><text:bookmark text:name="_ne5ihf3uso0t"/><text:span text:style-name="T2">double d = 2.3;</text:span></text:p>
      <text:p text:style-name="P1"><text:bookmark text:name="_qf7chex3iq44"/><text:span text:style-name="T2">A. t = (boolean) i;</text:span></text:p>
      <text:p text:style-name="P1"><text:bookmark text:name="_48cp81o0vrfm"/><text:span text:style-name="T2">B. f = d;</text:span></text:p>
      <text:p text:style-name="P1"><text:bookmark text:name="_oehrs3y9dpmz"/><text:soft-page-break/><text:span text:style-name="T2">C. d = i;</text:span></text:p>
      <text:p text:style-name="P1"><text:bookmark text:name="_83ghwcl1a7xg"/><text:span text:style-name="T2">D. i = 5;</text:span></text:p>
      <text:p text:style-name="P1"><text:bookmark text:name="_mgbdv7o095r8"/><text:span text:style-name="T2">E. f = 2.8;</text:span></text:p>
      <text:p text:style-name="P1"><text:bookmark text:name="_isezqsfc47gb"/><text:span text:style-name="T3">A) A,B,C</text:span></text:p>
      <text:p text:style-name="P1"><text:bookmark text:name="_vhktqe81vmjc"/><text:span text:style-name="T3">B) B,C</text:span></text:p>
      <text:p text:style-name="P1"><text:bookmark text:name="_ycoma8wl1om0"/><text:span text:style-name="T3">C) C,D</text:span></text:p>
      <text:p text:style-name="P1"><text:bookmark text:name="_r1fnkwyeql9r"/><text:span text:style-name="T3">D) C,D,E</text:span></text:p>
      <text:p text:style-name="P1"><text:bookmark text:name="_dh0mg4vn14ea"/><text:span text:style-name="T3">E) A,D,E</text:span></text:p>
      <text:p text:style-name="P3"><text:bookmark text:name="_amrxxci5b3bz"/></text:p>
      <text:p text:style-name="P3"><text:bookmark text:name="_1bszuljvx1p3"/></text:p>
      <text:p text:style-name="P1"><text:bookmark text:name="_2c3vqiooz6wq"/><text:span text:style-name="T2">4.How will you save the above java program?</text:span></text:p>
      <text:p text:style-name="P1"><text:bookmark text:name="_v0w5ttl5r30p"/><text:span text:style-name="T2">import App;</text:span></text:p>
      <text:p text:style-name="P1"><text:bookmark text:name="_33vulq4lbl8w"/><text:span text:style-name="T2">public class MyApp{</text:span></text:p>
      <text:p text:style-name="P1"><text:bookmark text:name="_e5xfvyj0thkh"/><text:span text:style-name="T2">public static void main(String[] args){//code here;</text:span></text:p>
      <text:p text:style-name="P1"><text:bookmark text:name="_huak5s3j29kf"/><text:span text:style-name="T2">}</text:span></text:p>
      <text:p text:style-name="P1"><text:bookmark text:name="_piurblyskhwr"/><text:span text:style-name="T2">}</text:span></text:p>
      <text:p text:style-name="P1"><text:bookmark text:name="_pluia2l8st2c"/><text:span text:style-name="T3">A) App.java</text:span></text:p>
      <text:p text:style-name="P1"><text:bookmark text:name="_saswet4ahdbn"/><text:span text:style-name="T3">B) App.class</text:span></text:p>
      <text:p text:style-name="P1"><text:bookmark text:name="_z0x0ieftrecv"/><text:span text:style-name="T3">C) MyApp.java</text:span></text:p>
      <text:p text:style-name="P1"><text:bookmark text:name="_pfbcue9y9v99"/><text:span text:style-name="T3">D) MyApp.class</text:span></text:p>
      <text:p text:style-name="P3"><text:bookmark text:name="_g2ju8r9vgfbp"/></text:p>
      <text:p text:style-name="P1"><text:bookmark text:name="_tq8rmhsjba1v"/><text:soft-page-break/><text:span text:style-name="T2">5.What is the output of the below code:</text:span></text:p>
      <text:p text:style-name="P1"><text:bookmark text:name="_j0h565yk2c02"/><text:span text:style-name="T2">class Test {</text:span></text:p>
      <text:p text:style-name="P1"><text:bookmark text:name="_ywsghg9dhupq"/><text:span text:style-name="T2">public static void main(String args[]) {</text:span></text:p>
      <text:p text:style-name="P1"><text:bookmark text:name="_2gi34meqk4p3"/><text:span text:style-name="T2">int array[] = new int [5];</text:span></text:p>
      <text:p text:style-name="P1"><text:bookmark text:name="_v54j1gd8gq3u"/><text:span text:style-name="T2">for (int i = 5; i &gt; 0; i--)</text:span></text:p>
      <text:p text:style-name="P1"><text:bookmark text:name="_51ryw4on322d"/><text:span text:style-name="T2">array[5 - i] = i;</text:span></text:p>
      <text:p text:style-name="P1"><text:bookmark text:name="_6zmteg2chlyk"/><text:span text:style-name="T2">Arrays.sort(array);</text:span></text:p>
      <text:p text:style-name="P1"><text:bookmark text:name="_nemfslvep3tx"/><text:span text:style-name="T2">System.out.print(Arrays.binarySearch(array, 4));</text:span></text:p>
      <text:p text:style-name="P1"><text:bookmark text:name="_ffqnyy7689q9"/><text:span text:style-name="T2">}</text:span></text:p>
      <text:p text:style-name="P1"><text:bookmark text:name="_xczryrlim6xz"/><text:span text:style-name="T2">}</text:span></text:p>
      <text:p text:style-name="P1"><text:bookmark text:name="_gggtluytgijs"/><text:span text:style-name="T3">A) 1</text:span></text:p>
      <text:p text:style-name="P1"><text:bookmark text:name="_n7oq1gz41tnj"/><text:span text:style-name="T3">B) 1</text:span></text:p>
      <text:p text:style-name="P1"><text:bookmark text:name="_o7x9mzdqx5u7"/><text:span text:style-name="T3">C) 2</text:span></text:p>
      <text:p text:style-name="P1"><text:bookmark text:name="_xpwhxdt56yf1"/><text:span text:style-name="T3">D) 3</text:span></text:p>
      <text:p text:style-name="P3"><text:bookmark text:name="_2j6y27mdsbam"/></text:p>
      <text:p text:style-name="P3"><text:bookmark text:name="_129s8gdo2wtn"/></text:p>
      <text:p text:style-name="P1"><text:bookmark text:name="_17717arpum02"/><text:span text:style-name="T2">6.What is the output of the below code:</text:span></text:p>
      <text:p text:style-name="P1"><text:bookmark text:name="_qnaj1sj6yq9e"/><text:span text:style-name="T2">public class Test {</text:span></text:p>
      <text:p text:style-name="P1"><text:bookmark text:name="_vguognu2dnpr"/><text:span text:style-name="T2">public static void main(String... args) {</text:span></text:p>
      <text:p text:style-name="P1"><text:bookmark text:name="_m4r8eye104pp"/><text:span text:style-name="T2">double d=2D+2d+2.+2l+2L+2f+2F+2.f+2.D;</text:span></text:p>
      <text:p text:style-name="P1"><text:bookmark text:name="_jw1dm5x77cn0"/><text:span text:style-name="T2">System.out.println(d);</text:span></text:p>
      <text:p text:style-name="P1"><text:bookmark text:name="_jogzdep6mdd4"/><text:soft-page-break/><text:span text:style-name="T2">}</text:span></text:p>
      <text:p text:style-name="P1"><text:bookmark text:name="_jylrnsuyix3u"/><text:span text:style-name="T2">}</text:span></text:p>
      <text:p text:style-name="P1"><text:bookmark text:name="_1gkeclivsw4i"/><text:span text:style-name="T3">A) 18</text:span></text:p>
      <text:p text:style-name="P1"><text:bookmark text:name="_itw06yoggsow"/><text:span text:style-name="T3">B) 9</text:span></text:p>
      <text:p text:style-name="P1"><text:bookmark text:name="_avyr9i5lkppl"/><text:span text:style-name="T3">C) 9.0</text:span></text:p>
      <text:p text:style-name="P1"><text:bookmark text:name="_72mppn9fn1r5"/><text:span text:style-name="T3">D) 18.0</text:span></text:p>
      <text:p text:style-name="P1"><text:bookmark text:name="_o69qnbd1noej"/><text:span text:style-name="T3">E) Run time exception</text:span></text:p>
      <text:p text:style-name="P1"><text:bookmark text:name="_1kgl50ij1s1b"/><text:span text:style-name="T3">F) Compiler error</text:span></text:p>
      <text:p text:style-name="P3"><text:bookmark text:name="_plzpu4ec6dux"/></text:p>
      <text:p text:style-name="P3"><text:bookmark text:name="_vzoi30s1y0xm"/></text:p>
      <text:p text:style-name="P1"><text:bookmark text:name="_ersx7f4n4d2p"/><text:span text:style-name="T2">7.What is the output of the below code:</text:span></text:p>
      <text:p text:style-name="P1"><text:bookmark text:name="_sw9x0kp4424b"/><text:span text:style-name="T2">class Test{</text:span></text:p>
      <text:p text:style-name="P1"><text:bookmark text:name="_zoal93eemad"/><text:span text:style-name="T2">public static void main(String[] args) {</text:span></text:p>
      <text:p text:style-name="P1"><text:bookmark text:name="_3b8p9zia6qnn"/><text:span text:style-name="T2">try {</text:span></text:p>
      <text:p text:style-name="P1"><text:bookmark text:name="_o60lvpmij0q8"/><text:span text:style-name="T2">int[] array = {1,2,3,4,5};</text:span></text:p>
      <text:p text:style-name="P1"><text:bookmark text:name="_3bxa0bs5b43z"/><text:span text:style-name="T2">for (int i = 0; i &lt; 7; ++i) {</text:span></text:p>
      <text:p text:style-name="P1"><text:bookmark text:name="_gxzazb3gs4ev"/><text:span text:style-name="T2">System.out.print(array[i]);</text:span></text:p>
      <text:p text:style-name="P1"><text:bookmark text:name="_rkpd23xst0ia"/><text:span text:style-name="T2">}</text:span></text:p>
      <text:p text:style-name="P1"><text:bookmark text:name="_akeweeu1l6s8"/><text:span text:style-name="T2">} catch (ArrayIndexOutOfBoundsException e) {</text:span></text:p>
      <text:p text:style-name="P1"><text:bookmark text:name="_45yk51y5e767"/><text:span text:style-name="T2">System.out.print("0");}</text:span></text:p>
      <text:p text:style-name="P1"><text:bookmark text:name="_cxgwui59z3oy"/><text:span text:style-name="T2">}</text:span></text:p>
      <text:p text:style-name="P1"><text:bookmark text:name="_liv0gvmswdeu"/><text:soft-page-break/><text:span text:style-name="T2">}</text:span></text:p>
      <text:p text:style-name="P1"><text:bookmark text:name="_8kmwvxejhhce"/><text:span text:style-name="T3">A) 12345</text:span></text:p>
      <text:p text:style-name="P1"><text:bookmark text:name="_hsvzu28mehih"/><text:span text:style-name="T3">B) 123450</text:span></text:p>
      <text:p text:style-name="P1"><text:bookmark text:name="_qw2844vcmav"/><text:span text:style-name="T3">C) 12345</text:span></text:p>
      <text:p text:style-name="P1"><text:bookmark text:name="_ww5oaci32e2b"/><text:span text:style-name="T3">ArrayIndexOutOfBoundException</text:span></text:p>
      <text:p text:style-name="P1"><text:bookmark text:name="_hs5jpsr09jy7"/><text:span text:style-name="T3">D) Compilation fails</text:span></text:p>
      <text:p text:style-name="P3"><text:bookmark text:name="_c2zojn5tvba4"/></text:p>
      <text:p text:style-name="P3"><text:bookmark text:name="_bejt2oog1v4i"/></text:p>
      <text:p text:style-name="P1"><text:bookmark text:name="_9iwzy1vg55ln"/><text:span text:style-name="T2">8.What is the output of the below code:</text:span></text:p>
      <text:p text:style-name="P1"><text:bookmark text:name="_roj7vig5v6pa"/><text:span text:style-name="T2">class X{</text:span></text:p>
      <text:p text:style-name="P1"><text:bookmark text:name="_z0tgvkd0uuqy"/><text:span text:style-name="T2">int a;</text:span></text:p>
      <text:p text:style-name="P1"><text:bookmark text:name="_7vul46o1w9iv"/><text:span text:style-name="T2">static int a;</text:span></text:p>
      <text:p text:style-name="P1"><text:bookmark text:name="_otfnq0wi2gwa"/><text:span text:style-name="T2">int Add(){</text:span></text:p>
      <text:p text:style-name="P1"><text:bookmark text:name="_dz196rzef632"/><text:span text:style-name="T2">return a;</text:span></text:p>
      <text:p text:style-name="P1"><text:bookmark text:name="_jleyk5gsrz6b"/><text:span text:style-name="T2">}</text:span></text:p>
      <text:p text:style-name="P1"><text:bookmark text:name="_icffkf2bf576"/><text:span text:style-name="T2">}</text:span></text:p>
      <text:p text:style-name="P1"><text:bookmark text:name="_eq92ipgfuqcz"/><text:span text:style-name="T3">A) 0</text:span></text:p>
      <text:p text:style-name="P1"><text:bookmark text:name="_gn50gkv1eae9"/><text:span text:style-name="T3">B) No Ouput</text:span></text:p>
      <text:p text:style-name="P1"><text:bookmark text:name="_4l5xtik88knk"/><text:span text:style-name="T3">C) Compilation fails</text:span></text:p>
      <text:p text:style-name="P1"><text:bookmark text:name="_debsj3kpq3kr"/><text:span text:style-name="T3">D) Run time error</text:span></text:p>
      <text:p text:style-name="P3"><text:bookmark text:name="_gc4cdw8jmzo3"/></text:p>
      <text:p text:style-name="P3"><text:bookmark text:name="_zbs0epdufkgd"/><text:soft-page-break/></text:p>
      <text:p text:style-name="P1"><text:bookmark text:name="_j8kghsi1igde"/><text:span text:style-name="T2">9.What is the output of the below code:</text:span></text:p>
      <text:p text:style-name="P1"><text:bookmark text:name="_d4lhgpi7r4bk"/><text:span text:style-name="T2">int[] array = {0,1,2,3};</text:span></text:p>
      <text:p text:style-name="P1"><text:bookmark text:name="_ki58s1eh1x1j"/><text:span text:style-name="T2">array.clear(2);</text:span></text:p>
      <text:p text:style-name="P1"><text:bookmark text:name="_ijinpd8wnb6a"/><text:span text:style-name="T2">System.out.println(array);</text:span></text:p>
      <text:p text:style-name="P1"><text:bookmark text:name="_nhegszrd300j"/><text:span text:style-name="T3">A) {0,1,3}</text:span></text:p>
      <text:p text:style-name="P1"><text:bookmark text:name="_ncbz97hmv5rh"/><text:span text:style-name="T3">B) {2,3}</text:span></text:p>
      <text:p text:style-name="P1"><text:bookmark text:name="_cx1mr99dmkke"/><text:span text:style-name="T3">C) {0,1}</text:span></text:p>
      <text:p text:style-name="P1"><text:bookmark text:name="_eemxdyou273c"/><text:span text:style-name="T3">D) Compilation Fails</text:span></text:p>
      <text:p text:style-name="P3"><text:bookmark text:name="_cr63f6nxrqp"/></text:p>
      <text:p text:style-name="P3"><text:bookmark text:name="_ewcg1of37h4k"/></text:p>
      <text:p text:style-name="P1"><text:bookmark text:name="_uh08ogdrunsk"/><text:span text:style-name="T2">10.Write the valid code to get the month?</text:span></text:p>
      <text:p text:style-name="P1"><text:bookmark text:name="_fgy0bswr7km7"/><text:span text:style-name="T2">public class Test {</text:span></text:p>
      <text:p text:style-name="P1"><text:bookmark text:name="_900m64hvagur"/><text:span text:style-name="T2">public static void main(String[] args) {</text:span></text:p>
      <text:p text:style-name="P1"><text:bookmark text:name="_sv4qgfe3uwga"/><text:span text:style-name="T2">Calendar calendar = new GregorianCalendar();</text:span></text:p>
      <text:p text:style-name="P1"><text:bookmark text:name="_2vqmou3igxw7"/><text:span text:style-name="T2">//insert code here</text:span></text:p>
      <text:p text:style-name="P1"><text:bookmark text:name="_of8qbmm8q12u"/><text:span text:style-name="T2">System.out.println(month);</text:span></text:p>
      <text:p text:style-name="P1"><text:bookmark text:name="_cv2el1mejbq"/><text:span text:style-name="T2">}</text:span></text:p>
      <text:p text:style-name="P1"><text:bookmark text:name="_nzxd967qdca7"/><text:span text:style-name="T2">}</text:span></text:p>
      <text:p text:style-name="P1"><text:bookmark text:name="_c6c377p0bkmj"/><text:span text:style-name="T3">A) int month = calendar.get(Calendar.DAY_OF_MONTH);</text:span></text:p>
      <text:p text:style-name="P1"><text:bookmark text:name="_459k3lw40uk1"/><text:span text:style-name="T3">B) int month = calendar.get(Calendar.MONTH);</text:span></text:p>
      <text:p text:style-name="P1"><text:bookmark text:name="_fhsrqi3l42um"/><text:soft-page-break/><text:span text:style-name="T3">C) int month = calendar.get(MONTH);</text:span></text:p>
      <text:p text:style-name="P1"><text:bookmark text:name="_k0zymxnn9ma"/><text:span text:style-name="T3">D) int month = calendar.get(MONTH);</text:span></text:p>
      <text:p text:style-name="P2"><text:bookmark text:name="_sm7t1mwnqpj8"/></text:p>
      <text:p text:style-name="P1"><text:bookmark text:name="_34stvcee76u2"/><text:span text:style-name="T2">11.What is the outputof the below code:</text:span></text:p>
      <text:p text:style-name="P1"><text:bookmark text:name="_735opkiqcle7"/><text:span text:style-name="T2">package com.manipal.demo;</text:span></text:p>
      <text:p text:style-name="P1"><text:bookmark text:name="_rh3nv1d5ys4g"/><text:span text:style-name="T2">public class DemoProgram {</text:span></text:p>
      <text:p text:style-name="P1"><text:bookmark text:name="_2ksgola6u5tm"/><text:span text:style-name="T2">public static void main(String[] args) {</text:span></text:p>
      <text:p text:style-name="P1"><text:bookmark text:name="_9p2p5tpnc47f"/><text:span text:style-name="T2">Class cls = DemoProgram.class;</text:span></text:p>
      <text:p text:style-name="P1"><text:bookmark text:name="_m6jpnhfj2o53"/><text:span text:style-name="T2">System.out.println(cls.getName());</text:span></text:p>
      <text:p text:style-name="P1"><text:bookmark text:name="_hk8bqp4z30el"/><text:span text:style-name="T2">}</text:span></text:p>
      <text:p text:style-name="P1"><text:bookmark text:name="_iu96bz3ghj2w"/><text:span text:style-name="T2">}</text:span></text:p>
      <text:p text:style-name="P1"><text:bookmark text:name="_ew3d3f82n3qu"/><text:span text:style-name="T3">A) DemoProgram</text:span></text:p>
      <text:p text:style-name="P1"><text:bookmark text:name="_62mgzphsg5f2"/><text:span text:style-name="T3">B) com.manipal.demo.DemoProgram</text:span></text:p>
      <text:p text:style-name="P1"><text:bookmark text:name="_rete9sy64f"/><text:span text:style-name="T3">C) Compilation fails</text:span></text:p>
      <text:p text:style-name="P1"><text:bookmark text:name="_fijo9czbzrzf"/><text:span text:style-name="T3">D) runtime error</text:span></text:p>
      <text:p text:style-name="P3"><text:bookmark text:name="_f86gdytsi91n"/></text:p>
      <text:p text:style-name="P3"><text:bookmark text:name="_o6gna9rwogu9"/></text:p>
      <text:p text:style-name="P1"><text:bookmark text:name="_z5zxqrykjuo5"/><text:span text:style-name="T2">12.What is the output of the below code:</text:span></text:p>
      <text:p text:style-name="P1"><text:bookmark text:name="_uqa3hi15mz83"/><text:span text:style-name="T2">public class DemoProgram {</text:span></text:p>
      <text:p text:style-name="P1"><text:bookmark text:name="_qr51pm9onhbm"/><text:span text:style-name="T2">public static void main(String[] args) {</text:span></text:p>
      <text:p text:style-name="P1"><text:bookmark text:name="_fd0tg4m6o40b"/><text:span text:style-name="T2">double x = 60984.123;</text:span></text:p>
      <text:p text:style-name="P1"><text:bookmark text:name="_vw5817ddvb39"/><text:soft-page-break/><text:span text:style-name="T2">double y = -497.99;</text:span></text:p>
      <text:p text:style-name="P1"><text:bookmark text:name="_nmsxcgxvif9d"/><text:span text:style-name="T2">System.out.println(Math.floor(x)+" "+Math.floor(y)+" "+Math.floor(0));</text:span></text:p>
      <text:p text:style-name="P1"><text:bookmark text:name="_mpi0oy3esblc"/><text:span text:style-name="T2">}</text:span></text:p>
      <text:p text:style-name="P1"><text:bookmark text:name="_gq0rb0c127yh"/><text:span text:style-name="T2">}</text:span></text:p>
      <text:p text:style-name="P1"><text:bookmark text:name="_vq48qdrtokn9"/><text:span text:style-name="T3">A) 60984.2 -498.0 0.1</text:span></text:p>
      <text:p text:style-name="P1"><text:bookmark text:name="_hoimcsh0ho36"/><text:span text:style-name="T3">B) 60984.2 -498.1 0.0</text:span></text:p>
      <text:p text:style-name="P1"><text:bookmark text:name="_cfij6r50vchk"/><text:span text:style-name="T3">C) 60984.0 -498.0 0.0</text:span></text:p>
      <text:p text:style-name="P1"><text:bookmark text:name="_2jwccwo5w0vb"/><text:span text:style-name="T3">D) 60984.0 -498.0 0.0</text:span></text:p>
      <text:p text:style-name="P1"><text:bookmark text:name="_di8qaqg97akl"/><text:span text:style-name="T3">E) Compilation fails</text:span></text:p>
      <text:p text:style-name="P3"><text:bookmark text:name="_kdosrpqaxn2c"/></text:p>
      <text:p text:style-name="P3"><text:bookmark text:name="_gq7jean7kixy"/></text:p>
      <text:p text:style-name="P1"><text:bookmark text:name="_6lsj44gf9gib"/><text:span text:style-name="T2">13.Whats is the output of the below code:</text:span></text:p>
      <text:p text:style-name="P1"><text:bookmark text:name="_of72fqgsynuo"/><text:span text:style-name="T2">package com.manipal.demo;</text:span></text:p>
      <text:p text:style-name="P1"><text:bookmark text:name="_ee2udtded8xt"/><text:span text:style-name="T2">public class DemoProgram {</text:span></text:p>
      <text:p text:style-name="P1"><text:bookmark text:name="_pfsifj7nftpb"/><text:span text:style-name="T2">public static void main(String[] args) {</text:span></text:p>
      <text:p text:style-name="P1"><text:bookmark text:name="_essmc5bqlkvq"/><text:span text:style-name="T2">DemoProgram demo = new DemoProgram();</text:span></text:p>
      <text:p text:style-name="P1"><text:bookmark text:name="_m3mmamq7qidk"/><text:span text:style-name="T2">System.out.println(demo.getClass());</text:span></text:p>
      <text:p text:style-name="P1"><text:bookmark text:name="_wffkmtdpg7uw"/><text:span text:style-name="T2">}</text:span></text:p>
      <text:p text:style-name="P1"><text:bookmark text:name="_7zdh71q7qm1k"/><text:span text:style-name="T2">}</text:span></text:p>
      <text:p text:style-name="P1"><text:bookmark text:name="_vr2q3i66rlor"/><text:span text:style-name="T3">A) com.manipal.demo.DemoProgram</text:span></text:p>
      <text:p text:style-name="P1"><text:bookmark text:name="_omtvgmlbfgfv"/><text:span text:style-name="T3">B) class DemoProgram</text:span></text:p>
      <text:p text:style-name="P1"><text:bookmark text:name="_hw8vo77obb2p"/><text:soft-page-break/><text:span text:style-name="T3">C) DemoProgram</text:span></text:p>
      <text:p text:style-name="P1"><text:bookmark text:name="_4c4sbbii86s2"/><text:span text:style-name="T3">D) class com.manipal.demo.DemoProgram</text:span></text:p>
      <text:p text:style-name="P3"><text:bookmark text:name="_m9grurtgty6z"/></text:p>
      <text:p text:style-name="P3"><text:bookmark text:name="_qevdaes6vkxc"/></text:p>
      <text:p text:style-name="P1"><text:bookmark text:name="_17jn1pmha8r4"/><text:span text:style-name="T2">14.Which statement is valid for the below syntax:</text:span></text:p>
      <text:p text:style-name="P1"><text:bookmark text:name="_v04n0qu2a3bu"/><text:span text:style-name="T2">while(i&lt;10 &amp;&amp; i &gt;24){</text:span></text:p>
      <text:p text:style-name="P1"><text:bookmark text:name="_98v5bm7sspf7"/><text:span text:style-name="T2">}</text:span></text:p>
      <text:p text:style-name="P1"><text:bookmark text:name="_xq3zw6ds4qc7"/><text:span text:style-name="T3">A) while loop never executes always true</text:span></text:p>
      <text:p text:style-name="P1"><text:bookmark text:name="_fovj8enqxgzq"/><text:span text:style-name="T3">B) while loop never executes always false</text:span></text:p>
      <text:p text:style-name="P1"><text:bookmark text:name="_sfnfmxy7ut7y"/><text:span text:style-name="T3">C) Compilation fails</text:span></text:p>
      <text:p text:style-name="P1"><text:bookmark text:name="_mnm3xil0ijb1"/><text:span text:style-name="T3">D) Exception thrown at run time</text:span></text:p>
      <text:p text:style-name="P2"><text:bookmark text:name="_tpli96e77a9c"/></text:p>
      <text:p text:style-name="P2"><text:bookmark text:name="_60ikksmgwzrz"/></text:p>
      <text:p text:style-name="P1"><text:bookmark text:name="_rj9xsgurpvgz"/><text:span text:style-name="T2">15.What is the value and data type for the below code:</text:span></text:p>
      <text:p text:style-name="P1"><text:bookmark text:name="_mv59bjhx5b9p"/><text:span text:style-name="T2">2+3*5 = ?</text:span></text:p>
      <text:p text:style-name="P1"><text:bookmark text:name="_co35vldocu2v"/><text:span text:style-name="T3">A) 17 int</text:span></text:p>
      <text:p text:style-name="P1"><text:bookmark text:name="_a9sn0sxx4eg3"/><text:span text:style-name="T3">B) 25 int</text:span></text:p>
      <text:p text:style-name="P1"><text:bookmark text:name="_9hi2v9hw611r"/><text:span text:style-name="T3">C) 17 byte</text:span></text:p>
      <text:p text:style-name="P1"><text:bookmark text:name="_7n1hqkybv9vj"/><text:span text:style-name="T3">D) 25 byte</text:span></text:p>
      <text:p text:style-name="P3"><text:bookmark text:name="_rbwqz2xmis3q"/></text:p>
      <text:p text:style-name="P3"><text:bookmark text:name="_7ku7u03ezgfm"/></text:p>
      <text:p text:style-name="P1"><text:bookmark text:name="_opwfile409un"/><text:soft-page-break/><text:span text:style-name="T2">16.Determine the output</text:span></text:p>
      <text:p text:style-name="P1"><text:bookmark text:name="_bsxv99nz7yw3"/><text:span text:style-name="T2">class Base {}</text:span></text:p>
      <text:p text:style-name="P1"><text:bookmark text:name="_57t4pv4vn87p"/><text:span text:style-name="T2">class Derived extends Base {</text:span></text:p>
      <text:p text:style-name="P1"><text:bookmark text:name="_9152uwxxzw4p"/><text:span text:style-name="T2">public static void main(String args[]){</text:span></text:p>
      <text:p text:style-name="P1"><text:bookmark text:name="_pm0zxuoohl36"/><text:span text:style-name="T2">Base a = new Derived();</text:span></text:p>
      <text:p text:style-name="P1"><text:bookmark text:name="_yswob0edcixf"/><text:span text:style-name="T2">System.out.println(a instanceof Derived);</text:span></text:p>
      <text:p text:style-name="P1"><text:bookmark text:name="_34klf81vbkoz"/><text:span text:style-name="T2">}</text:span></text:p>
      <text:p text:style-name="P1"><text:bookmark text:name="_4ehszfeq8ccn"/><text:span text:style-name="T2">}</text:span></text:p>
      <text:p text:style-name="P1"><text:bookmark text:name="_ld42dvd9r49f"/><text:span text:style-name="T3">A) true</text:span></text:p>
      <text:p text:style-name="P1"><text:bookmark text:name="_ti3v1ppzo98v"/><text:span text:style-name="T3">B) false</text:span></text:p>
      <text:p text:style-name="P3"><text:bookmark text:name="_pwrkadihc5kd"/></text:p>
      <text:p text:style-name="P3"><text:bookmark text:name="_3yy1wo39evil"/></text:p>
      <text:p text:style-name="P1"><text:bookmark text:name="_68yjlpcct834"/><text:span text:style-name="T2">17.Given the declaration</text:span></text:p>
      <text:p text:style-name="P1"><text:bookmark text:name="_3exitvoy25n1"/><text:span text:style-name="T2">Circle x = new Circle(), which of the following statement is most accurate.</text:span></text:p>
      <text:p text:style-name="P1"><text:bookmark text:name="_qa9wq1pdp3yf"/><text:span text:style-name="T2">A. x contains an int value.</text:span></text:p>
      <text:p text:style-name="P1"><text:bookmark text:name="_mnb8t3fcso78"/><text:span text:style-name="T2">B. x contains an object of the Circle type.</text:span></text:p>
      <text:p text:style-name="P1"><text:bookmark text:name="_7su2h6wv9mbp"/><text:span text:style-name="T2">C. x contains a reference to a Circle object.</text:span></text:p>
      <text:p text:style-name="P1"><text:bookmark text:name="_yunj68v2tog8"/><text:span text:style-name="T2">D. You can assign an int value to x.</text:span></text:p>
      <text:p text:style-name="P1"><text:bookmark text:name="_2l286uxbsmil"/><text:span text:style-name="T3">A) A</text:span></text:p>
      <text:p text:style-name="P1"><text:bookmark text:name="_7fheso56fhgf"/><text:span text:style-name="T3">B) B</text:span></text:p>
      <text:p text:style-name="P1"><text:bookmark text:name="_bzfy61knk9aw"/><text:span text:style-name="T3">C) C</text:span></text:p>
      <text:p text:style-name="P1"><text:bookmark text:name="_olw1hos36kuo"/><text:soft-page-break/><text:span text:style-name="T3">D) D</text:span></text:p>
      <text:p text:style-name="P3"><text:bookmark text:name="_f9a0n6tl65e4"/></text:p>
      <text:p text:style-name="P3"><text:bookmark text:name="_f00ew9359cdc"/></text:p>
      <text:p text:style-name="P1"><text:bookmark text:name="_86cibiyn4r1y"/><text:span text:style-name="T2">18.Given:</text:span></text:p>
      <text:p text:style-name="P1"><text:bookmark text:name="_jw29irpkwn5d"/><text:span text:style-name="T2">class Mammal { }</text:span></text:p>
      <text:p text:style-name="P1"><text:bookmark text:name="_js02w8cxe9hu"/><text:span text:style-name="T2">class Raccoon extends Mammal {</text:span></text:p>
      <text:p text:style-name="P1"><text:bookmark text:name="_ulgpv4idndoa"/><text:span text:style-name="T2">Mammal m = new Mammal();</text:span></text:p>
      <text:p text:style-name="P1"><text:bookmark text:name="_3fzv0f3klq4a"/><text:span text:style-name="T2">}</text:span></text:p>
      <text:p text:style-name="P1"><text:bookmark text:name="_poztxjgw2jom"/><text:span text:style-name="T2">class BabyRaccoon extends Mammal { }</text:span></text:p>
      <text:p text:style-name="P1"><text:bookmark text:name="_q98ltuifk3b3"/><text:span text:style-name="T2">Which four statements are true? (Choose four.)</text:span></text:p>
      <text:p text:style-name="P1"><text:bookmark text:name="_n0kq5fele1tj"/><text:span text:style-name="T2">A. Raccoon is-a Mammal.</text:span></text:p>
      <text:p text:style-name="P1"><text:bookmark text:name="_k3w143q56lyy"/><text:span text:style-name="T2">B. Raccoon has-a Mammal. C. BabyRaccoon is-a Mammal.</text:span></text:p>
      <text:p text:style-name="P1"><text:bookmark text:name="_32epqdjs92vv"/><text:span text:style-name="T2">D. BabyRaccoon is-a Raccoon.</text:span></text:p>
      <text:p text:style-name="P1"><text:bookmark text:name="_55s0n6k276bo"/><text:span text:style-name="T2">E. BabyRaccoon has-a Mammal.</text:span></text:p>
      <text:p text:style-name="P1"><text:bookmark text:name="_iqxsjxbfiqpm"/><text:span text:style-name="T2">F. BabyRaccoon is-a BabyRaccoon.</text:span></text:p>
      <text:p text:style-name="P1"><text:bookmark text:name="_xt73yxje32z9"/><text:span text:style-name="T3">A) A,B,D,C</text:span></text:p>
      <text:p text:style-name="P1"><text:bookmark text:name="_98c24ln0d7kj"/><text:span text:style-name="T3">B) C,D,E,A</text:span></text:p>
      <text:p text:style-name="P1"><text:bookmark text:name="_r0vwm2j003rk"/><text:span text:style-name="T3">C) A,D,E,F</text:span></text:p>
      <text:p text:style-name="P1"><text:bookmark text:name="_fegnh6f3ufec"/><text:span text:style-name="T3">D) A,B,C,F</text:span></text:p>
      <text:p text:style-name="P3"><text:bookmark text:name="_ba4obabg4sz1"/></text:p>
      <text:p text:style-name="P3"><text:bookmark text:name="_b01qdywn5vrt"/></text:p>
      <text:p text:style-name="P1"><text:bookmark text:name="_ft3v65cb0ure"/><text:soft-page-break/><text:span text:style-name="T2">19.Given:public interface A{public void m1();}</text:span></text:p>
      <text:p text:style-name="P1"><text:bookmark text:name="_39d41t88nnnv"/><text:span text:style-name="T2">class B implements A{}</text:span></text:p>
      <text:p text:style-name="P1"><text:bookmark text:name="_v6r9kjsdvqp4"/><text:span text:style-name="T2">class C implements A {public void m1(){}}</text:span></text:p>
      <text:p text:style-name="P1"><text:bookmark text:name="_braydjf8d3ii"/><text:span text:style-name="T2">class D implements A{public void m1(int x){}}</text:span></text:p>
      <text:p text:style-name="P1"><text:bookmark text:name="_qemge0o3ql4x"/><text:span text:style-name="T2">abstract class E implements A{}</text:span></text:p>
      <text:p text:style-name="P1"><text:bookmark text:name="_2d78jh7rjjas"/><text:span text:style-name="T2">abstract class F implements A{public void m1(){}}</text:span></text:p>
      <text:p text:style-name="P1"><text:bookmark text:name="_lt7610u7k0i4"/><text:span text:style-name="T2">abstract class G implements A{public void m1(int x){}}</text:span></text:p>
      <text:p text:style-name="P1"><text:bookmark text:name="_jbvokwvugo5k"/><text:span text:style-name="T2">What is the result</text:span></text:p>
      <text:p text:style-name="P1"><text:bookmark text:name="_nljb5ndwc91w"/><text:span text:style-name="T3">A) compilation succeeds</text:span></text:p>
      <text:p text:style-name="P1"><text:bookmark text:name="_1d0188pz6wbt"/><text:span text:style-name="T3">B) Exactly one class does NOT compile</text:span></text:p>
      <text:p text:style-name="P1"><text:bookmark text:name="_fpu724it9n76"/><text:span text:style-name="T3">C) Exactly two classes do NOT compile</text:span></text:p>
      <text:p text:style-name="P1"><text:bookmark text:name="_m3061iy12knm"/><text:span text:style-name="T3">D) Exactly four classes do NOT compile</text:span></text:p>
      <text:p text:style-name="P1"><text:bookmark text:name="_y3ft5swur4lv"/><text:span text:style-name="T3">E) Exactly three classes do NOT compile</text:span></text:p>
      <text:p text:style-name="P3"><text:bookmark text:name="_3ibv70j123ac"/></text:p>
      <text:p text:style-name="P3"><text:bookmark text:name="_yzroonhzmgyi"/></text:p>
      <text:p text:style-name="P1"><text:bookmark text:name="_gu3man4o33nv"/><text:span text:style-name="T2">20.Given:</text:span></text:p>
      <text:p text:style-name="P1"><text:bookmark text:name="_upqohmgeh5kl"/><text:span text:style-name="T2">interface Foo { int bar(); }</text:span></text:p>
      <text:p text:style-name="P1"><text:bookmark text:name="_l06ls3c63mtl"/><text:span text:style-name="T2">public class Test {</text:span></text:p>
      <text:p text:style-name="P1"><text:bookmark text:name="_dag674c7g2w0"/><text:span text:style-name="T2">public static int fubar( Foo foo ) { return foo.bar(); }</text:span></text:p>
      <text:p text:style-name="P1"><text:bookmark text:name="_80987i7moluv"/><text:span text:style-name="T2">public void testFoo() {</text:span></text:p>
      <text:p text:style-name="P1"><text:bookmark text:name="_6w0iz4nscl9d"/><text:span text:style-name="T2">fubar(/*Insert Code here*/);</text:span></text:p>
      <text:p text:style-name="P1"><text:bookmark text:name="_kce48nq5bfju"/><text:soft-page-break/><text:span text:style-name="T2">}</text:span></text:p>
      <text:p text:style-name="P1"><text:bookmark text:name="_v48301rchie"/><text:span text:style-name="T2">}</text:span></text:p>
      <text:p text:style-name="P1"><text:bookmark text:name="_iz4w426pxpoi"/><text:span text:style-name="T2">Which code allows the class Test to compile?</text:span></text:p>
      <text:p text:style-name="P1"><text:bookmark text:name="_7oqjcg8ks91h"/><text:span text:style-name="T2">A. Foo { public int bar() { return 1; }</text:span></text:p>
      <text:p text:style-name="P1"><text:bookmark text:name="_nrouvyv5xd3d"/><text:span text:style-name="T2">B. new Foo { public int bar() { return 1; }</text:span></text:p>
      <text:p text:style-name="P1"><text:bookmark text:name="_6ld1nfkg3wrn"/><text:span text:style-name="T2">C.new Foo() { public int bar() { return 1; }}</text:span></text:p>
      <text:p text:style-name="P1"><text:bookmark text:name="_m8inkzpzx8xj"/><text:span text:style-name="T2">D. new class Foo { public int bar() { return 1; }</text:span></text:p>
      <text:p text:style-name="P1"><text:bookmark text:name="_8515ni14csxi"/><text:span text:style-name="T3">A) A</text:span></text:p>
      <text:p text:style-name="P1"><text:bookmark text:name="_hbvt8126gjno"/><text:span text:style-name="T3">B) B</text:span></text:p>
      <text:p text:style-name="P1"><text:bookmark text:name="_6gjicils90lf"/><text:span text:style-name="T3">C) C</text:span></text:p>
      <text:p text:style-name="P1"><text:bookmark text:name="_mple5rbln6he"/><text:span text:style-name="T3">D) D</text:span></text:p>
      <text:p text:style-name="P3"><text:bookmark text:name="_chitsktx63p3"/></text:p>
      <text:p text:style-name="P3"><text:bookmark text:name="_os6flaome2hy"/></text:p>
      <text:p text:style-name="P1"><text:bookmark text:name="_naw9t4i4f8uh"/><text:span text:style-name="T2">21.</text:span></text:p>
      <text:p text:style-name="P1"><text:bookmark text:name="_sj81snsftv98"/><text:span text:style-name="T2">In Junit @Rule</text:span></text:p>
      <text:p text:style-name="P1"><text:bookmark text:name="_n1iziwz04lt5"/><text:span text:style-name="T2">TestName is invoked when ___________</text:span></text:p>
      <text:p text:style-name="P1"><text:bookmark text:name="_zj0kijt7ma2"/><text:span text:style-name="T3">A) to mark public fields of a test class</text:span></text:p>
      <text:p text:style-name="P1"><text:bookmark text:name="_ot8hxgv0nuos"/><text:span text:style-name="T3">B) test is about to start</text:span></text:p>
      <text:p text:style-name="P1"><text:bookmark text:name="_r26h5dkre7hy"/><text:span text:style-name="T3">C) test method is running.</text:span></text:p>
      <text:p text:style-name="P1"><text:bookmark text:name="_sbp36tmnpbt1"/><text:span text:style-name="T3">D) All of the above</text:span></text:p>
      <text:p text:style-name="P3"><text:bookmark text:name="_83a8zfpiouzw"/></text:p>
      <text:p text:style-name="P3"><text:bookmark text:name="_axem8s7fqxt4"/><text:soft-page-break/></text:p>
      <text:p text:style-name="P1"><text:bookmark text:name="_8n1rxqweq74b"/><text:span text:style-name="T2">22.public class ArrayTest {</text:span></text:p>
      <text:p text:style-name="P1"><text:bookmark text:name="_1mqsrni2ynxb"/><text:span text:style-name="T2">int[] one; int[] two;</text:span></text:p>
      <text:p text:style-name="P1"><text:bookmark text:name="_p6ab43h42uur"/><text:span text:style-name="T2">@Before</text:span></text:p>
      <text:p text:style-name="P1"><text:bookmark text:name="_4i8mj54j62dg"/><text:span text:style-name="T2">public void first(){one= new int[]{1,2}; two= new int[]{1,2};}</text:span></text:p>
      <text:p text:style-name="P1"><text:bookmark text:name="_7ewqfe7z4zbn"/><text:span text:style-name="T2">@Test</text:span></text:p>
      <text:p text:style-name="P1"><text:bookmark text:name="_pi6blwqr3k4x"/><text:span text:style-name="T2">public void test() { assertArrayEquals(one, two);}</text:span></text:p>
      <text:p text:style-name="P1"><text:bookmark text:name="_lmdxjnhhw4ii"/><text:span text:style-name="T2">}What is the result of executing the above JUnit Test?</text:span></text:p>
      <text:p text:style-name="P1"><text:bookmark text:name="_gc7yb332ai8y"/><text:span text:style-name="T3">A) Test fails as references of both the arrays are not equal</text:span></text:p>
      <text:p text:style-name="P1"><text:bookmark text:name="_jutclvf4rhmz"/><text:span text:style-name="T3">B) Test passes</text:span></text:p>
      <text:p text:style-name="P1"><text:bookmark text:name="_dq1dhbj6yf7e"/><text:span text:style-name="T3">C) Compilation fails as there is no method assertArrayEquals in Junit</text:span></text:p>
      <text:p text:style-name="P1"><text:bookmark text:name="_kbjix17vsr8f"/><text:span text:style-name="T3">D) Runtime exception occurs</text:span></text:p>
      <text:p text:style-name="P3"><text:bookmark text:name="_4qlneoep2q6z"/></text:p>
      <text:p text:style-name="P3"><text:bookmark text:name="_k04dcgjzs3py"/></text:p>
      <text:p text:style-name="P1"><text:bookmark text:name="_b8ntvok3wpvq"/><text:span text:style-name="T2">23.</text:span></text:p>
      <text:p text:style-name="P1"><text:bookmark text:name="_edzhp5qf8s6u"/><text:span text:style-name="T2">class Test{</text:span></text:p>
      <text:p text:style-name="P1"><text:bookmark text:name="_86wi7o9dsdxb"/><text:span text:style-name="T2">public static void main(String[] args) {</text:span></text:p>
      <text:p text:style-name="P1"><text:bookmark text:name="_vuum9pbjvnw"/><text:span text:style-name="T2">int a=6,b=12;</text:span></text:p>
      <text:p text:style-name="P1"><text:bookmark text:name="_4i5pbjx654f"/><text:span text:style-name="T2">for(int i=0;i&lt;3;i++){</text:span></text:p>
      <text:p text:style-name="P1"><text:bookmark text:name="_uvwxs7k6zagm"/><text:span text:style-name="T2">a++;b--;</text:span></text:p>
      <text:p text:style-name="P1"><text:bookmark text:name="_qxruk2sy7j3w"/><text:span text:style-name="T2">if(a&gt;b){</text:span></text:p>
      <text:p text:style-name="P1"><text:bookmark text:name="_5lerb95id6hs"/><text:soft-page-break/><text:span text:style-name="T2">System.out.println("line of code");</text:span></text:p>
      <text:p text:style-name="P1"><text:bookmark text:name="_urc46ltb81xy"/><text:span text:style-name="T2">}</text:span></text:p>
      <text:p text:style-name="P1"><text:bookmark text:name="_u5vcx4zamvpn"/><text:span text:style-name="T2">else{</text:span></text:p>
      <text:p text:style-name="P1"><text:bookmark text:name="_uw7iti5fos8o"/><text:span text:style-name="T2">System.out.println("else block");</text:span></text:p>
      <text:p text:style-name="P1"><text:bookmark text:name="_x8rm5l62v124"/><text:span text:style-name="T2">}</text:span></text:p>
      <text:p text:style-name="P1"><text:bookmark text:name="_l2y4z08feem7"/><text:span text:style-name="T2">}</text:span></text:p>
      <text:p text:style-name="P1"><text:bookmark text:name="_jfysig8mktbl"/><text:span text:style-name="T2">}</text:span></text:p>
      <text:p text:style-name="P1"><text:bookmark text:name="_cdefbo136ahr"/><text:span text:style-name="T2">}</text:span></text:p>
      <text:p text:style-name="P1"><text:bookmark text:name="_xpb0pfmwetgv"/><text:span text:style-name="T2">How many times "line of code" will execute ?</text:span></text:p>
      <text:p text:style-name="P1"><text:bookmark text:name="_answkkkvgd4w"/><text:span text:style-name="T3">A) 0 times</text:span></text:p>
      <text:p text:style-name="P1"><text:bookmark text:name="_of1evp79szxp"/><text:span text:style-name="T3">B) 1 time</text:span></text:p>
      <text:p text:style-name="P1"><text:bookmark text:name="_rzjk4y8cmeri"/><text:span text:style-name="T3">C) 2 times</text:span></text:p>
      <text:p text:style-name="P1"><text:bookmark text:name="_zgq705gqcsf"/><text:span text:style-name="T3">D) 3 times</text:span></text:p>
      <text:p text:style-name="P1"><text:bookmark text:name="_ddp5cz6dgdyp"/><text:span text:style-name="T3">E) Compilation fails</text:span></text:p>
      <text:p text:style-name="P3"><text:bookmark text:name="_pudpy3y770gs"/></text:p>
      <text:p text:style-name="P3"><text:bookmark text:name="_k4tobcoxm3k2"/></text:p>
      <text:p text:style-name="P1"><text:bookmark text:name="_ge6ymc1murvz"/><text:span text:style-name="T2">24.How is an abstract class represented in a class diagram?</text:span></text:p>
      <text:p text:style-name="P1"><text:bookmark text:name="_kggumptrziy9"/><text:span text:style-name="T3">A) Class Name is Underlined</text:span></text:p>
      <text:p text:style-name="P1"><text:bookmark text:name="_hmre85avc3ko"/><text:span text:style-name="T3">B) Class Name is in Italics</text:span></text:p>
      <text:p text:style-name="P1"><text:bookmark text:name="_7zgpo77hdcjh"/><text:span text:style-name="T3">C) Class Name is in Bold</text:span></text:p>
      <text:p text:style-name="P1"><text:bookmark text:name="_6pabwjotuts8"/><text:span text:style-name="T3">D) Class Name is in uppercase</text:span></text:p>
      <text:p text:style-name="P1"><text:bookmark text:name="_okgp8sjkv9td"/><text:soft-page-break/><text:span text:style-name="T2">25.What is the syntatical error in the below code:</text:span></text:p>
      <text:p text:style-name="P1"><text:bookmark text:name="_gw5y9m230kck"/><text:span text:style-name="T2">abstract class Sum{</text:span></text:p>
      <text:p text:style-name="P1"><text:bookmark text:name="_4tsasr3v6jex"/><text:span text:style-name="T2">abstract abc(int m,int n);</text:span></text:p>
      <text:p text:style-name="P1"><text:bookmark text:name="_xtdu0lvb6n7a"/><text:span text:style-name="T2">}</text:span></text:p>
      <text:p text:style-name="P1"><text:bookmark text:name="_o93t4z3vh3mz"/><text:span text:style-name="T3">A) body of the method is missing</text:span></text:p>
      <text:p text:style-name="P1"><text:bookmark text:name="_52w12mvw1gyt"/><text:span text:style-name="T3">B) class modifier needs to be changed to public</text:span></text:p>
      <text:p text:style-name="P1"><text:bookmark text:name="_tnzaazapoqde"/><text:span text:style-name="T3">C) method return type is missing</text:span></text:p>
      <text:p text:style-name="P1"><text:bookmark text:name="_3o4nzxr9hbos"/><text:span text:style-name="T3">D) abstract modifier near the method should be changed to public</text:span></text:p>
      <text:p text:style-name="P2"><text:bookmark text:name="_m4wem7qeujr5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7" meta:paragraph-count="296" meta:word-count="1192" meta:character-count="6559" meta:non-whitespace-character-count="5665"/>
    <meta:generator>LibreOfficeDev/6.0.5.2$Linux_X86_64 LibreOffice_project/</meta:generator>
  </office:meta>
</office:document-meta>
</file>